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02_20_-_20_Tela_20_Inicia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2 - Tela Inic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2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Tela Inicial do Sistema (Dashboard)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4] Tela Inicial do Sistema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s informações da dasboard: número de procedimentos realizados no mês deve condizer com os registros do banco de dados, procedimentos a serem entregues na semana devem possuir data de entrega condizente com os dias da semana de acesso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3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1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número de procedimentos realizados no mês</text:p>
          </table:table-cell>
          <table:table-cell table:style-name="ce10"/>
          <table:table-cell table:style-name="ce4"/>
          <table:table-cell table:style-name="ce10" office:value-type="string" calcext:value-type="string">
            <text:p>O número de procedimentos mostrado no painel deve condizer com o número de procedimentos realizados no mês de acesso do usuário ao sistema</text:p>
          </table:table-cell>
          <table:table-cell table:style-name="ce4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número de procedimentos a serem entregues na semana</text:p>
          </table:table-cell>
          <table:table-cell table:style-name="ce10"/>
          <table:table-cell table:style-name="ce4"/>
          <table:table-cell table:style-name="ce10" office:value-type="string" calcext:value-type="string">
            <text:p>As informações mostradas no painel devem condizer com os procedimentos registrados com data de entrega na mesma semana de acesso do usuário ao sistema</text:p>
          </table:table-cell>
          <table:table-cell table:style-name="ce4" table:number-columns-repeated="4"/>
          <table:table-cell table:style-name="ce10"/>
          <table:table-cell table:number-columns-repeated="54"/>
        </table:table-row>
        <table:table-row table:style-name="ro5" table:number-rows-repeated="3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5" table:number-rows-repeated="104856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4:16.206649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4:54.259899438</dc:date>
    <meta:editing-duration>PT6M2S</meta:editing-duration>
    <meta:editing-cycles>9</meta:editing-cycles>
    <meta:document-statistic meta:table-count="1" meta:cell-count="28" meta:object-count="0"/>
  </office:meta>
</office:document-meta>
</file>